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4A00000254DA2E66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90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presentation:style-name="pr1" draw:text-style-name="P1" draw:layer="layout" svg:width="18.899cm" svg:height="2.838cm" svg:x="1.27cm" svg:y="20.955cm" presentation:class="title" presentation:user-transformed="true">
          <draw:text-box>
            <text:p text:style-name="P1"><text:span text:style-name="T1">JBoss.org</text:span></text:p>
          </draw:text-box>
        </draw:frame>
        <draw:frame presentation:style-name="pr1" draw:layer="layout" svg:width="18.899cm" svg:height="1.905cm" svg:x="1.27cm" svg:y="24.13cm" presentation:class="title" presentation:user-transformed="true">
          <draw:text-box>
            <text:p>Libor Krzyžanek</text:p>
          </draw:text-box>
        </draw:frame>
        <draw:frame draw:style-name="gr1" draw:text-style-name="P2" draw:layer="layout" svg:width="19.685cm" svg:height="14.605cm" svg:x="0.635cm" svg:y="4.445cm">
          <draw:image xlink:href="Pictures/100000000000034A00000254DA2E66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8T16:34:39</meta:creation-date>
    <meta:editing-duration>PT00H47M05S</meta:editing-duration>
    <meta:editing-cycles>48</meta:editing-cycles>
    <dc:date>2009-04-28T17:21:40</dc:date>
    <meta:generator>OpenOffice.org/3.0$Unix OpenOffice.org_project/300m15$Build-9379</meta:generator>
    <meta:print-date>2009-04-28T17:21:10</meta:print-date>
    <meta:document-statistic meta:object-count="26"/>
  </office:meta>
</office:document-meta>
</file>